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master-page-name="Standard">
      <style:paragraph-properties fo:text-align="justify" style:justify-single-word="false" style:page-number="auto"/>
      <style:text-properties fo:font-style="italic" style:font-style-asian="italic" style:font-style-complex="italic"/>
    </style:style>
    <style:style style:name="P7" style:family="paragraph" style:parent-style-name="Standard">
      <style:paragraph-properties fo:text-align="justify" style:justify-single-word="false" fo:break-before="page"/>
      <style:text-properties fo:font-style="italic" style:font-style-asian="italic" style:font-style-complex="italic"/>
    </style:style>
    <style:style style:name="P8" style:family="paragraph" style:parent-style-name="Standard">
      <style:paragraph-properties fo:text-align="justify" style:justify-single-word="false" fo:break-before="page"/>
      <style:text-properties fo:font-style="italic" style:text-underline-style="none" fo:font-weight="normal" style:font-style-asian="italic" style:font-weight-asian="normal" style:font-style-complex="italic" style:font-weight-complex="normal"/>
    </style:style>
    <style:style style:name="P9" style:family="paragraph" style:parent-style-name="Header">
      <style:paragraph-properties fo:text-align="start" style:justify-single-word="false"/>
      <style:text-properties fo:font-size="10pt" style:font-size-asian="8.75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Question 1: <text:s/>Is the concept of “sustainable development” irreconcilable with the intentions encapsulated within each individual term thereby making the phrase itself an oxymoron?</text:p>
      <text:p text:style-name="P5">The answer to this question, of course, is that it depends. It depends on how the term “sustainable” is defined, how the term “development” is defined, and, most importantly, it depends on what paradigm is actually created by the process of “sustainable development.” <text:s/>The fact that the question arises suggests that there are multiple definitions for each individual <text:s/>term some of which, when combined, create confusing or flat-out contradicting concepts and paradigms. <text:s/>Perhaps the greatest contradiction between the individual terms arises when “sustainable” is taken to mean that <text:span text:style-name="T2">any</text:span> stock of natural capital cannot be drawn down (absurdly strong sustainability as noted by Goodland and Daly); and “development” is taken to mean unbounded and unfettered economic growth (ever-increasing throughputs of matter and energy) made possible by endless resource substitution, advanced technology, and neoliberal economics. <text:s/>With these two individual definitions, it would seem that the combined phrase “sustainable development” is indeed an oxymoron on a finite planet with a population of 7 thousand million people. To avoid this illogical permutation, proponents of the Ecology First! camp have re-defined development while proponents of the Growth First! camp have re-defined sustainable. The result has been a bewildering suite of rhetorical definitions. <text:s text:c="2"/>Goodland and Daly state that when “development” is added to “sustainable” things become “murkier.” <text:s/>Babe wryly points out that the situation described above has rendered the term “sustainable development” nearly void of meaning.</text:p>
      <text:p text:style-name="P5"/>
      <text:p text:style-name="P5">The more important question is whether or not there is truly an intrinsic tension in the combined phrase that would prevent the creation of viable (and enticing rather than dismal!) paradigms for long-term human existence on our planet. <text:s/>Many argue that yes, there is an intrinsic tension but it is not necessarily irreconcilable. <text:s/>Ehrlich has succinctly defined the tension in the I=PAT relationship which directly relates detrimental environmental impact (I) to the factors of population, affluence, and technology (P, A, T, respectively). The validity of Ehrlich's formulation is bolstered by a host of ecological indicators that report that devastating environmental effects can occur from either increases in economic growth and affluence alone (as AT in wealthy nations) or increases in population alone (as P in “developing” nations). <text:s/>The fact that all permutations of the I = PAT relationship are happening simultaneously around the globe is alarming, <text:s/>as documented by the 2010 Living Planet Report and other global assessments. <text:s/>Clearly, if development is synonymous with economic growth and economic growth is defined as the increase in the rates of consumption of matter and energy per capita, then the biosphere cannot be sustained. This deduction results from the axiom that the sphere of all human activities (including economics!) exists as a dependent subset within the larger sphere of the earth's collective ecosystems; and not the other way around. <text:s text:c="2"/>This means that there are real biophysical limits to economic growth and creates the inherent tension between economic growth and ecology: economic growth requires an endless supply of energetic and material resources from a finite sphere. <text:s/>Daly attempts to reconcile this tension by suggesting that development is possible with a steady-state economy where a decrease in the quantity of throughput is offset with a concomitant increase in the quality of the throughput. Goodland and Daly avoid the term sustainable development altogether and prefer to fold economic activity into environmental sustainability. <text:s/>Their reasoning is that the long-term stability and resiliency of earth's ecological systems simply must come first with all other disaggragated social systems (including economics!) being adjusted accordingly. <text:s/>In this context development is aligned with improved human capacities. <text:s text:c="2"/>Foster, on the other hand, bluntly states that so long as economic output is driven by capitalism and wealth accumulation, development in any form will be irreconcilable with the environment. To avoid obvious contradictions and tensions and to be truly sustainable, sustainable development must balance economic and social spheres within the environmental sphere, not outside of it.</text:p>
      <text:p text:style-name="P7">Question 2: Compare and contrast environmental economics and ecological economics in their approaches to solving the problems of environmental degradation.</text:p>
      <text:p text:style-name="P5">Many economists now recognize that there is a fundamental and dynamic relationship between neoclassical economics and the environment; namely, that the production and consumption of materials by human beings is completely dependent on planetary <text:span text:style-name="T2">sources</text:span> for raw materials and energy and <text:span text:style-name="T2">sinks</text:span> for waste. <text:s/>If either the sources or the sinks become overwhelmed (by over-extraction or over-filling, respectively), then at some point the resulting environmental degradation will negatively impact human beings. While this dynamic cycle is acknowledged by both environmental economics and ecological economics, the approaches to modify the relationship, in order to balance environmental degradations and human economic activities, are drastically different. <text:s/>Derived from the traditions of Pigou and Coase, environmental economics “solves” all environmental and problems with simplistic market-based logic: just get the prices right! <text:s/>Environmental economists cite the market's success in preventing oft-predicted scarcity as proof that the “invisible hand” will likewise handle any and all types of environmental degradation, defined here as simply another form of scarcity. With the environment thus safely secured within the econo-sphere, environmental economists have gone on to devise a variety of clever ways to put a price on nature's services. The reasoning runs as follows: environmental degradation affects nature's services (ecosystem services); ecosystems services have been available as public goods; public goods are ruinously exploitable because they are non-rivalrous and non-excludable; using public goods creates externalities; externalities, by definition, are outside of the market and have no feedbacks to guide the “invisible hand”; the solution is to price nature's services (just like we price nature's commodities) and thereby create market incentives to prevent environmental damage. <text:s/>As Babe point out, there are many serious flaws in this reasoning. <text:s/>One of the most obvious being, Who sets the prices? This is akin to asking, Who has enforceable ownership of these public goods? The public? Governments? Private companies? And are these services expected to turn a profit? An even more fundamental flaw is the fact that “correct” prices are impossible to determine in imperfect and complex markets. <text:s/>In addition, there is the fallacy of assuming that environmental degradation follows a linear dynamic (one input = one output) at all levels of scale thereby permitting the evaluation of all possible deleterious effects. <text:s/>Problems also arise with the methodologies of valuation. <text:s/>Finally, there is every reason to believe, as <text:span text:style-name="T3">Georgescu-Roegen and </text:span>Foster do, <text:s/>that neoclassical economics itself is a paradigm that is <text:span text:style-name="T4">trapped in the antiquated Newtonian mechanistic and reductionist world-view where people interact in economic activity with a Brownian-like motion, engaged solely in transactions void of <text:s/>social dimensions.</text:span></text:p>
      <text:p text:style-name="P5"/>
      <text:p text:style-name="P5">Ecological economics offers organic alternatives. First and foremost ecological economics as a discipline is founded on the biophysical realities of ecology and entropy: life on earth (including humans!) exists because life itself has built marvelous and ingenious networks that (temporarily) thwart the second law of thermodynamics. <text:s/>These networks are completely inter-dependent and inter-connected. Any economic system that aspires to more than a “moment of glory” must work within (not outside of) these realities. That being said, much of ecological economics seems to focus on creating an entirely new social paradigm by building a new framework for economics. <text:span text:style-name="T3">Georgescu-Roegen redefines value in terms of entropy. Boulding substitutes “info-matter-energy” for “labor-land-capital” and sees economic activities as analogous to phenotypes that would be acted on by a process of social (natural) selection. Milani suggests that ecosystem regeneration must be both the means and the ends of economic development, Daly offers the steady-state economy, and </text:span><text:span text:style-name="T4">Brown recommends simply phasing out the sunset industries. Although functionally incomplete, ecological economics is theoretically sound and offers the only hope of preventing ecological catastrophe.</text:span></text:p>
      <text:p text:style-name="P8">Question 3: Explore the relation between needs fulfillment and the consumption of material resources.</text:p>
      <text:p text:style-name="P3">Ultimately, the successful transition to global-scale environmental, economic, and social sustainability will be made possible because of changes in behavior at the individual level. <text:s/>Behavioral change in an individual is the outward manifestation of an inner change in conciousness. <text:s/>Ideally, the inner consciousness has changed because of a personal journey and not because of a disease or an injury. <text:s/>In the transformation to sustainable practices, the inner, personal journey can be roughly sketched as follows. First, there is the realization that many of our current economic and social systems are causing severe (and possibly irreparable) damage to our planet and to other living beings. <text:s/>Next, is the quest for a full and complete understanding of why this is so, and finally, there is the awakening of an eco-consciousness that arises from compassion; a compassion that is both selfish and selfless: all living beings, including the self, must be able to meet their needs without harm to others. <text:s/>There are no real substitutes for this process because there are no substitutes for the genuine experience of compassion. Compassion must be the inner motivator and the foundation for behavioral transformation to sustainability. <text:s/>It is within this context that the fulfillment of needs by consumption of material resources must be examined.</text:p>
      <text:p text:style-name="P3"/>
      <text:p text:style-name="P5"><text:span text:style-name="T4">Maslow and Max-Neef provide monumental insights into the intersection of needs, wants, consumption, and addiction and their subsequent combined relation to sustainable practices. By identifying a core set of human needs and then describing their dynamics, these authors clearly show that a human being's maximum quality of life is obtained when all needs are met. Disease (often pathological) occurs when needs go unmet either because of physical scarcity or repression or subversion or some combination of all three. Likewise, it is very clear that only the most basic human needs (physiological / subsistence needs) are met by physical quantities; all other needs are relational and qualitative. This simple truth must certainly be a shock to modern Western (now global) culture which is premised on ever-increasing affluence and consumption as the path to happiness (i.e., the right to make money </text:span>is<text:span text:style-name="T4"> the pursuit of happiness). <text:s/>But why has the West adopted a culture of consumer sovereignty that leads people to believe that they can meet all of their needs with money? Herein lies the crux of matter: the modern neoclassical economic system has made us (and the planet) sick because it has corrupted our natural sense of value, limited our cultural options, and intentionally confused and manipulated our wants and needs. We are sick (pathologically and often physically) because we are lead to believe (with the help of obscene amounts of advertising) that our needs really can be met via financial success. <text:s/>In other words, money has become an unambiguous and universally-recognized satisfier of needs. <text:s/>The tragedy is that people have internalized this false paradigm and have become addicted to consumption and to the pursuit of wealth as the only socially acceptable way to meet their (valid) higher needs. Environment and society have suffered as a result. But why would such a system be constructed? <text:s/>Foster offers the only satisfying answer – it is a critical element in maintaining a capitalist power structure designed to deliver immense wealth to a few at the expense of all others. <text:s/>Capitalism, then, does not generate the experience of compassion needed for environmental, social, or economic sustainability and the elite who benefit from the system are seriously i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fo:font-size="10pt" style:font-size-asian="8.75pt" style:font-size-complex="10pt"/>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6098in" fo:margin-right="0.609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INTL 507, <text:s/>2011<text:tab/><text:span text:style-name="T1">MidTerm Exam </text:span><text:tab/>Marron</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1-03T15:11:09</meta:creation-date>
    <dc:date>2011-11-06T17:31:49</dc:date>
    <meta:print-date>2011-11-06T17:21:50</meta:print-date>
    <meta:editing-cycles>58</meta:editing-cycles>
    <meta:editing-duration>P1DT2H33M11S</meta:editing-duration>
    <meta:user-defined meta:name="Info 1"/>
    <meta:user-defined meta:name="Info 2"/>
    <meta:user-defined meta:name="Info 3"/>
    <meta:user-defined meta:name="Info 4"/>
    <meta:document-statistic meta:table-count="0" meta:image-count="0" meta:object-count="0" meta:page-count="3" meta:paragraph-count="10" meta:word-count="1903" meta:character-count="12642"/>
  </office:meta>
</office:document-meta>
</file>